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25cm" svg:height="1.75cm" svg:x="6.75cm" svg:y="4.25cm">
          <text:p text:style-name="P1">Scrip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draw:layer="layout" svg:width="3.75cm" svg:height="2cm" svg:x="10cm" svg:y="6.75cm">
          <text:p text:style-name="P1">Modul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draw:layer="layout" svg:width="6.25cm" svg:height="1.75cm" svg:x="13.25cm" svg:y="2.75cm">
          <text:p text:style-name="P1">Misc fil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draw:layer="layout" svg:width="6cm" svg:height="2.75cm" svg:x="7.25cm" svg:y="9.05cm">
          <text:p text:style-name="P1">manifest()</text:p>
          <text:p text:style-name="P1">Create file </text:p>
          <text:p text:style-name="P1">MANIFEST.i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5.25cm" svg:height="1.25cm" svg:x="14cm" svg:y="9.8cm">
          <text:p text:style-name="P1"><text:span text:style-name="T1">MANIFEST</text:span>.in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layer="layout" svg:width="6cm" svg:height="2.75cm" svg:x="7.25cm" svg:y="12.55cm">
          <text:p text:style-name="P1">subwcref()</text:p>
          <text:p text:style-name="P1">Create version </text:p>
          <text:p text:style-name="P1">modu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5.25cm" svg:height="2cm" svg:x="1.5cm" svg:y="12.8cm">
          <text:p text:style-name="P1">naf_version.tmp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layer="layout" svg:width="5.25cm" svg:height="2cm" svg:x="14cm" svg:y="12.8cm">
          <text:p text:style-name="P1">naf_version.py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layer="layout" svg:width="6cm" svg:height="2.75cm" svg:x="7.25cm" svg:y="16.05cm">
          <text:p text:style-name="P1">PYLUPDATE</text:p>
          <text:p text:style-name="P1">Update translation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6cm" svg:height="2.75cm" svg:x="7.25cm" svg:y="19.6cm">
          <text:p text:style-name="P1">LRELEASE</text:p>
          <text:p text:style-name="P1">Release translation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6cm" svg:height="2.75cm" svg:x="7.25cm" svg:y="23.1cm">
          <text:p text:style-name="P1">PYRCC4</text:p>
          <text:p text:style-name="P1">Create resourc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chim Köhler</meta:initial-creator>
    <meta:creation-date>2010-08-08T12:25:01.85</meta:creation-date>
    <dc:date>2010-08-08T12:37:50.40</dc:date>
    <dc:creator>Achim Köhler</dc:creator>
    <meta:editing-duration>PT00H13M00S</meta:editing-duration>
    <meta:editing-cycles>1</meta:editing-cycles>
    <meta:document-statistic meta:object-count="11"/>
    <meta:generator>OpenOffice.org/3.1$Win32 OpenOffice.org_project/310m11$Build-9399</meta:generator>
  </office:meta>
</office:document-meta>
</file>